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adc5e7" draw:textarea-horizontal-align="justify" draw:textarea-vertical-align="middle" draw:auto-grow-height="false" fo:min-height="3.723cm" fo:min-width="2.278cm" fo:wrap-option="wrap"/>
    </style:style>
    <style:style style:name="gr2" style:family="graphic" style:parent-style-name="standard">
      <style:graphic-properties draw:fill-color="#dfcce4" draw:textarea-horizontal-align="justify" draw:textarea-vertical-align="middle" draw:auto-grow-height="false" fo:min-height="2.784cm" fo:min-width="2.534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fill-color="#adc5e7" draw:textarea-horizontal-align="justify" draw:textarea-vertical-align="middle" draw:auto-grow-height="false" fo:min-height="1.437cm" fo:min-width="2.505cm" fo:wrap-option="wrap"/>
    </style:style>
    <style:style style:name="P1" style:family="paragraph">
      <style:paragraph-properties fo:text-align="center"/>
    </style:style>
    <style:style style:name="P2" style:family="paragraph">
      <loext:graphic-properties draw:fill-color="#adc5e7"/>
      <style:paragraph-properties fo:text-align="center"/>
    </style:style>
    <style:style style:name="P3" style:family="paragraph">
      <loext:graphic-properties draw:fill-color="#dfcce4"/>
      <style:paragraph-properties fo:text-align="center"/>
    </style:style>
    <style:style style:name="P4"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7cm" svg:height="4.5cm" svg:x="1.8cm" svg:y="13.2cm">
          <text:p text:style-name="P1">ASGS 2016 Volume 3.gpkg</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layer="layout" svg:width="2.777cm" svg:height="4.5cm" svg:x="1.6cm" svg:y="2.6cm">
          <text:p text:style-name="P1">POA 2016 AUS. csv</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layer="layout" svg:width="2.777cm" svg:height="4.5cm" svg:x="1.6cm" svg:y="7.9cm">
          <text:p text:style-name="P1">SSC 2026 AUS. csv</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layer="layout" svg:width="2.777cm" svg:height="4.5cm" svg:x="11.023cm" svg:y="4.8cm">
          <text:p text:style-name="P1"><text:span text:style-name="T1">Postcode envelopes.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layer="layout" svg:width="2.777cm" svg:height="4.5cm" svg:x="10.923cm" svg:y="11.6cm">
          <text:p text:style-name="P1"><text:span text:style-name="T1">Postcode envelopesjoin.tx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3" draw:layer="layout" svg:width="4.3cm" svg:height="4.3cm" svg:x="5.5cm" svg:y="7.9cm">
          <text:p text:style-name="P1">Process</text:p>
          <text:p text:style-name="P1">AB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3" draw:layer="layout" svg:width="4.3cm" svg:height="4.3cm" svg:x="17.4cm" svg:y="11.9cm">
          <text:p text:style-name="P1">Process</text:p>
          <text:p text:style-name="P1">BOM</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2" draw:layer="layout" svg:width="2.777cm" svg:height="4.5cm" svg:x="15.6cm" svg:y="5.2cm">
          <text:p text:style-name="P1"><text:span text:style-name="T2">Postcodes 1618.csv</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2" draw:layer="layout" svg:width="2.777cm" svg:height="4.5cm" svg:x="19.723cm" svg:y="5.1cm">
          <text:p text:style-name="P1">Latest. grid</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 draw:text-style-name="P4" draw:layer="layout" svg:x1="17.5cm" svg:y1="20.2cm" svg:x2="22.2cm" svg:y2="20.1cm">
          <text:p/>
        </draw:line>
        <draw:custom-shape draw:style-name="gr1" draw:text-style-name="P2" draw:layer="layout" svg:width="2.777cm" svg:height="4.5cm" svg:x="24.123cm" svg:y="11.9cm">
          <text:p text:style-name="P1"><text:span text:style-name="T2">Daily solar supply</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 draw:text-style-name="P4" draw:layer="layout" svg:x1="4.5cm" svg:y1="4.7cm" svg:x2="6.2cm" svg:y2="8.5cm">
          <text:p/>
        </draw:line>
        <draw:line draw:style-name="gr3" draw:text-style-name="P4" draw:layer="layout" svg:x1="4.4cm" svg:y1="10.1cm" svg:x2="5.6cm" svg:y2="10.1cm">
          <text:p/>
        </draw:line>
        <draw:line draw:style-name="gr3" draw:text-style-name="P4" draw:layer="layout" svg:x1="4.7cm" svg:y1="15.5cm" svg:x2="6.1cm" svg:y2="11.7cm">
          <text:p/>
        </draw:line>
        <draw:line draw:style-name="gr3" draw:text-style-name="P4" draw:layer="layout" svg:x1="9.2cm" svg:y1="8.6cm" svg:x2="11cm" svg:y2="7cm">
          <text:p/>
        </draw:line>
        <draw:line draw:style-name="gr3" draw:text-style-name="P4" draw:layer="layout" svg:x1="9.2cm" svg:y1="11.6cm" svg:x2="11cm" svg:y2="14.1cm">
          <text:p/>
        </draw:line>
        <draw:line draw:style-name="gr3" draw:text-style-name="P4" draw:layer="layout" svg:x1="13.8cm" svg:y1="14cm" svg:x2="17.4cm" svg:y2="14.1cm">
          <text:p/>
        </draw:line>
        <draw:line draw:style-name="gr3" draw:text-style-name="P4" draw:layer="layout" svg:x1="17cm" svg:y1="9.8cm" svg:x2="18.4cm" svg:y2="12.2cm">
          <text:p/>
        </draw:line>
        <draw:line draw:style-name="gr3" draw:text-style-name="P4" draw:layer="layout" svg:x1="21.1cm" svg:y1="9.9cm" svg:x2="20.3cm" svg:y2="12cm">
          <text:p/>
        </draw:line>
        <draw:line draw:style-name="gr3" draw:text-style-name="P4" draw:layer="layout" svg:x1="21.7cm" svg:y1="14.1cm" svg:x2="24.1cm" svg:y2="14.1cm">
          <text:p/>
        </draw:line>
        <draw:line draw:style-name="gr3" draw:text-style-name="P4" draw:layer="layout" svg:x1="12.4cm" svg:y1="4.7cm" svg:x2="12.4cm" svg:y2="3.4cm">
          <text:p/>
        </draw:line>
        <draw:custom-shape draw:style-name="gr4" draw:text-style-name="P2" draw:layer="layout" svg:width="4.6cm" svg:height="2.6cm" svg:x="10.3cm" svg:y="1cm">
          <text:p text:style-name="P1"><text:span text:style-name="T2">Used in visualis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2T15:50:21.240996585</meta:creation-date>
    <dc:date>2020-04-02T19:02:45.375541015</dc:date>
    <meta:editing-duration>PT3H1M20S</meta:editing-duration>
    <meta:editing-cycles>3</meta:editing-cycles>
    <meta:generator>LibreOffice/6.0.7.3$Linux_X86_64 LibreOffice_project/00m0$Build-3</meta:generator>
    <meta:document-statistic meta:object-count="22"/>
  </office:meta>
</office:document-meta>
</file>